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УП" table:style-name="ta1"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Название</text:p>
          </table:table-cell>
          <table:table-cell office:value-type="string">
            <text:p>Кафедра</text:p>
          </table:table-cell>
          <table:table-cell office:value-type="string">
            <text:p>Авторы</text:p>
          </table:table-cell>
          <table:table-cell office:value-type="string">
            <text:p>Год издания</text:p>
          </table:table-cell>
          <table:table-cell office:value-type="string">
            <text:p>Cтраниц</text:p>
          </table:table-cell>
          <table:table-cell office:value-type="string">
            <text:p>Гриф</text:p>
          </table:table-cell>
          <table:table-cell office:value-type="string">
            <text:p>Доступ</text:p>
          </table:table-cell>
          <table:table-cell office:value-type="string">
            <text:p>ISBN</text:p>
          </table:table-cell>
          <table:table-cell office:value-type="string">
            <text:p>УДК</text:p>
          </table:table-cell>
          <table:table-cell office:value-type="string">
            <text:p>ББК</text:p>
          </table:table-cell>
        </table:table-row>
        <text:script script:language="jooscript">[#list doc.tutorials.tutorial as t]</text:script>
        <table:table-row table:style-name="ro1">
          <table:table-cell office:value-type="string">
            <text:p>${t.id}</text:p>
          </table:table-cell>
          <table:table-cell office:value-type="string">
            <text:p>${t.title}</text:p>
          </table:table-cell>
          <table:table-cell office:value-type="string">
            <text:p>${t.chair_abbr}</text:p>
          </table:table-cell>
          <table:table-cell office:value-type="string">
            <text:p>${t.authors}</text:p>
          </table:table-cell>
          <table:table-cell office:value-type="string">
            <text:p>${t.year}</text:p>
          </table:table-cell>
          <table:table-cell office:value-type="string">
            <text:p>${t.volume}</text:p>
          </table:table-cell>
          <table:table-cell office:value-type="string">
            <text:p>${t.stamp}</text:p>
          </table:table-cell>
          <table:table-cell office:value-type="string">
            <text:p>${t.access}</text:p>
          </table:table-cell>
          <table:table-cell office:value-type="string">
            <text:p>${t.isbn}</text:p>
          </table:table-cell>
          <table:table-cell office:value-type="string">
            <text:p>${t.udk}</text:p>
          </table:table-cell>
          <table:table-cell office:value-type="string">
            <text:p>${t.bbk}</text:p>
          </table:table-cell>
        </table:table-row>
        <text:script script:language="jooscript">[/#list]</text:script>
      </table:table>
      <table:table table:name="УМП" table:style-name="ta1"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Название</text:p>
          </table:table-cell>
          <table:table-cell office:value-type="string">
            <text:p>Кафедра</text:p>
          </table:table-cell>
          <table:table-cell office:value-type="string">
            <text:p>Авторы</text:p>
          </table:table-cell>
          <table:table-cell office:value-type="string">
            <text:p>Год издания</text:p>
          </table:table-cell>
          <table:table-cell office:value-type="string">
            <text:p>Cтраниц</text:p>
          </table:table-cell>
          <table:table-cell office:value-type="string">
            <text:p>Гриф</text:p>
          </table:table-cell>
          <table:table-cell office:value-type="string">
            <text:p>Доступ</text:p>
          </table:table-cell>
          <table:table-cell office:value-type="string">
            <text:p>ISBN</text:p>
          </table:table-cell>
          <table:table-cell office:value-type="string">
            <text:p>УДК</text:p>
          </table:table-cell>
          <table:table-cell office:value-type="string">
            <text:p>ББК</text:p>
          </table:table-cell>
        </table:table-row>
        <text:script script:language="jooscript">[#list doc.training_toolkits.training_toolkit as t]</text:script>
        <table:table-row table:style-name="ro1">
          <table:table-cell office:value-type="string">
            <text:p>${t.id}</text:p>
          </table:table-cell>
          <table:table-cell office:value-type="string">
            <text:p>${t.title}</text:p>
          </table:table-cell>
          <table:table-cell office:value-type="string">
            <text:p>${t.chair_abbr}</text:p>
          </table:table-cell>
          <table:table-cell office:value-type="string">
            <text:p>${t.authors}</text:p>
          </table:table-cell>
          <table:table-cell office:value-type="string">
            <text:p>${t.year}</text:p>
          </table:table-cell>
          <table:table-cell office:value-type="string">
            <text:p>${t.volume}</text:p>
          </table:table-cell>
          <table:table-cell office:value-type="string">
            <text:p>${t.stamp}</text:p>
          </table:table-cell>
          <table:table-cell office:value-type="string">
            <text:p>${t.access}</text:p>
          </table:table-cell>
          <table:table-cell office:value-type="string">
            <text:p>${t.isbn}</text:p>
          </table:table-cell>
          <table:table-cell office:value-type="string">
            <text:p>${t.udk}</text:p>
          </table:table-cell>
          <table:table-cell office:value-type="string">
            <text:p>${t.bbk}</text:p>
          </table:table-cell>
        </table:table-row>
        <text:script script:language="jooscript">[/#list]</text:script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8T11:06:57</meta:creation-date>
    <dc:date>2012-07-18T11:07:48</dc:date>
    <meta:editing-duration>P0D</meta:editing-duration>
    <meta:editing-cycles>1</meta:editing-cycles>
    <meta:document-statistic meta:table-count="2" meta:cell-count="0" meta:object-count="0"/>
    <meta:generator>LibreOffice/3.5$Linux_X86_64 LibreOffice_project/350m1$Build-2</meta:generator>
  </office:meta>
</office:document-meta>
</file>